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aa0000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b4ff"/>
    </style:style>
    <style:style style:name="gr4" style:family="graphic" style:parent-style-name="standard">
      <style:graphic-properties draw:stroke="none" svg:stroke-width="0.04cm" draw:fill-color="#770000"/>
    </style:style>
    <style:style style:name="gr5" style:family="graphic" style:parent-style-name="standard">
      <style:graphic-properties draw:stroke="none" svg:stroke-width="0.04cm" draw:fill-color="#009cd4"/>
    </style:style>
    <style:style style:name="gr6" style:family="graphic" style:parent-style-name="standard">
      <style:graphic-properties draw:stroke="none" svg:stroke-width="0.04cm" draw:fill-color="#075f87"/>
    </style:style>
    <style:style style:name="gr7" style:family="graphic" style:parent-style-name="standard">
      <style:graphic-properties draw:stroke="none" svg:stroke-width="0.1cm" draw:fill-color="#ffffff"/>
    </style:style>
    <style:style style:name="gr8" style:family="graphic" style:parent-style-name="standard">
      <style:graphic-properties draw:stroke="none" svg:stroke-width="0.02cm" draw:fill-color="#ffffff"/>
    </style:style>
    <style:style style:name="gr9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10" style:family="graphic" style:parent-style-name="standard">
      <style:graphic-properties draw:stroke="none" svg:stroke-width="0.024cm" draw:fill-color="#000000"/>
    </style:style>
    <style:style style:name="gr11" style:family="graphic" style:parent-style-name="standard">
      <style:graphic-properties svg:stroke-width="0.05cm" svg:stroke-color="#ffffff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3.495cm" svg:y="-5cm"/>
          <draw:glue-point draw:id="5" svg:x="5cm" svg:y="-5cm"/>
          <draw:glue-point draw:id="6" svg:x="0.753cm" svg:y="-5cm"/>
          <draw:glue-point draw:id="7" svg:x="-5cm" svg:y="5cm"/>
          <draw:glue-point draw:id="8" svg:x="3.53cm" svg:y="5cm"/>
          <draw:glue-point draw:id="9" svg:x="-0.735cm" svg:y="5cm"/>
          <draw:glue-point draw:id="10" svg:x="-5cm" svg:y="-4.088cm"/>
          <draw:glue-point draw:id="11" svg:x="-5cm" svg:y="0.456cm"/>
          <draw:glue-point draw:id="12" svg:x="5cm" svg:y="1.824cm"/>
          <draw:glue-point draw:id="13" svg:x="0cm" svg:y="0cm"/>
          <draw:polygon draw:style-name="gr1" draw:layer="layout" svg:width="1.497cm" svg:height="0.61cm" svg:x="0cm" svg:y="1.39cm" svg:viewBox="0 0 1498 611" draw:points="0,0 0,611 1498,611 1498,0">
            <text:p/>
          </draw:polygon>
          <draw:polygon draw:style-name="gr2" draw:layer="layout" svg:width="1.497cm" svg:height="0.61cm" svg:x="0cm" svg:y="1.39cm" svg:viewBox="0 0 1498 611" draw:points="0,0 0,611 1498,611 1498,0">
            <text:p/>
          </draw:polygon>
          <draw:polygon draw:style-name="gr3" draw:layer="layout" svg:width="1.755cm" svg:height="0.195cm" svg:x="0cm" svg:y="0cm" svg:viewBox="0 0 1756 196" draw:points="0,196 264,0 1756,0 1491,196">
            <text:p/>
          </draw:polygon>
          <draw:polygon draw:style-name="gr2" draw:layer="layout" svg:width="1.755cm" svg:height="0.195cm" svg:x="0cm" svg:y="0cm" svg:viewBox="0 0 1756 196" draw:points="0,196 264,0 1756,0 1491,196">
            <text:p/>
          </draw:polygon>
          <draw:polygon draw:style-name="gr4" draw:layer="layout" svg:width="0.252cm" svg:height="0.824cm" svg:x="1.497cm" svg:y="1.176cm" svg:viewBox="0 0 253 825" draw:points="0,825 253,604 253,0 0,201">
            <text:p/>
          </draw:polygon>
          <draw:polygon draw:style-name="gr2" draw:layer="layout" svg:width="0.252cm" svg:height="0.824cm" svg:x="1.497cm" svg:y="1.176cm" svg:viewBox="0 0 253 825" draw:points="0,825 253,604 253,0 0,201">
            <text:p/>
          </draw:polygon>
          <draw:polygon draw:style-name="gr5" draw:layer="layout" svg:width="1.484cm" svg:height="0cm" svg:x="0.013cm" svg:y="1.585cm" svg:viewBox="0 0 1485 0" draw:points="1485,0 0,0">
            <text:p/>
          </draw:polygon>
          <draw:line draw:style-name="gr2" draw:layer="layout" svg:x1="1.498cm" svg:y1="1.585cm" svg:x2="0.013cm" svg:y2="1.585cm">
            <text:p/>
          </draw:line>
          <draw:polygon draw:style-name="gr5" draw:layer="layout" svg:width="1.497cm" svg:height="0cm" svg:x="0cm" svg:y="1.786cm" svg:viewBox="0 0 1498 0" draw:points="1498,0 0,0">
            <text:p/>
          </draw:polygon>
          <draw:line draw:style-name="gr2" draw:layer="layout" svg:x1="1.498cm" svg:y1="1.786cm" svg:x2="0cm" svg:y2="1.786cm">
            <text:p/>
          </draw:line>
          <draw:polygon draw:style-name="gr5" draw:layer="layout" svg:width="0.233cm" svg:height="0.182cm" svg:x="1.509cm" svg:y="1.61cm" svg:viewBox="0 0 234 183" draw:points="234,0 0,183">
            <text:p/>
          </draw:polygon>
          <draw:line draw:style-name="gr2" draw:layer="layout" svg:x1="1.743cm" svg:y1="1.61cm" svg:x2="1.509cm" svg:y2="1.793cm">
            <text:p/>
          </draw:line>
          <draw:polygon draw:style-name="gr5" draw:layer="layout" svg:width="0cm" svg:height="0.189cm" svg:x="0.453cm" svg:y="1.799cm" svg:viewBox="0 0 0 190" draw:points="0,0 0,190">
            <text:p/>
          </draw:polygon>
          <draw:line draw:style-name="gr2" draw:layer="layout" svg:x1="0.453cm" svg:y1="1.799cm" svg:x2="0.453cm" svg:y2="1.989cm">
            <text:p/>
          </draw:line>
          <draw:polygon draw:style-name="gr5" draw:layer="layout" svg:width="0cm" svg:height="0.189cm" svg:x="1.025cm" svg:y="1.799cm" svg:viewBox="0 0 0 190" draw:points="0,0 0,190">
            <text:p/>
          </draw:polygon>
          <draw:line draw:style-name="gr2" draw:layer="layout" svg:x1="1.025cm" svg:y1="1.799cm" svg:x2="1.025cm" svg:y2="1.989cm">
            <text:p/>
          </draw:line>
          <draw:polygon draw:style-name="gr5" draw:layer="layout" svg:width="0cm" svg:height="0.189cm" svg:x="0.748cm" svg:y="1.591cm" svg:viewBox="0 0 0 190" draw:points="0,0 0,190">
            <text:p/>
          </draw:polygon>
          <draw:line draw:style-name="gr2" draw:layer="layout" svg:x1="0.748cm" svg:y1="1.591cm" svg:x2="0.748cm" svg:y2="1.781cm">
            <text:p/>
          </draw:line>
          <draw:polygon draw:style-name="gr5" draw:layer="layout" svg:width="0cm" svg:height="0.189cm" svg:x="0.176cm" svg:y="1.591cm" svg:viewBox="0 0 0 190" draw:points="0,0 0,190">
            <text:p/>
          </draw:polygon>
          <draw:line draw:style-name="gr2" draw:layer="layout" svg:x1="0.176cm" svg:y1="1.591cm" svg:x2="0.176cm" svg:y2="1.781cm">
            <text:p/>
          </draw:line>
          <draw:polygon draw:style-name="gr5" draw:layer="layout" svg:width="0cm" svg:height="0.189cm" svg:x="1.327cm" svg:y="1.591cm" svg:viewBox="0 0 0 190" draw:points="0,0 0,190">
            <text:p/>
          </draw:polygon>
          <draw:line draw:style-name="gr2" draw:layer="layout" svg:x1="1.327cm" svg:y1="1.591cm" svg:x2="1.327cm" svg:y2="1.781cm">
            <text:p/>
          </draw:line>
          <draw:polygon draw:style-name="gr5" draw:layer="layout" svg:width="1.503cm" svg:height="1.403cm" svg:x="0cm" svg:y="0.182cm" svg:viewBox="0 0 1504 1404" draw:points="1504,0 1504,1404 0,1404 0,0">
            <text:p/>
          </draw:polygon>
          <draw:polygon draw:style-name="gr2" draw:layer="layout" svg:width="1.503cm" svg:height="1.403cm" svg:x="0cm" svg:y="0.182cm" svg:viewBox="0 0 1504 1404" draw:points="1504,0 1504,1404 0,1404 0,0">
            <text:p/>
          </draw:polygon>
          <draw:polygon draw:style-name="gr6" draw:layer="layout" svg:width="0.252cm" svg:height="1.572cm" svg:x="1.503cm" svg:y="0cm" svg:viewBox="0 0 253 1573" draw:points="253,1365 253,0 0,188 0,1573">
            <text:p/>
          </draw:polygon>
          <draw:polygon draw:style-name="gr2" draw:layer="layout" svg:width="0.252cm" svg:height="1.572cm" svg:x="1.503cm" svg:y="0cm" svg:viewBox="0 0 253 1573" draw:points="253,1365 253,0 0,188 0,1573">
            <text:p/>
          </draw:polygon>
          <draw:polygon draw:style-name="gr5" draw:layer="layout" svg:width="0cm" svg:height="0.226cm" svg:x="1.698cm" svg:y="1.421cm" svg:viewBox="0 0 0 227" draw:points="0,0 0,227">
            <text:p/>
          </draw:polygon>
          <draw:line draw:style-name="gr2" draw:layer="layout" svg:x1="1.698cm" svg:y1="1.421cm" svg:x2="1.698cm" svg:y2="1.648cm">
            <text:p/>
          </draw:line>
          <draw:polygon draw:style-name="gr5" draw:layer="layout" svg:width="0cm" svg:height="0.226cm" svg:x="1.616cm" svg:y="1.711cm" svg:viewBox="0 0 0 227" draw:points="0,0 0,227">
            <text:p/>
          </draw:polygon>
          <draw:line draw:style-name="gr2" draw:layer="layout" svg:x1="1.616cm" svg:y1="1.711cm" svg:x2="1.616cm" svg:y2="1.938cm">
            <text:p/>
          </draw:line>
          <draw:polygon draw:style-name="gr5" draw:layer="layout" svg:width="0cm" svg:height="0cm" svg:x="0.528cm" svg:y="1.836cm" svg:viewBox="0 0 0 0" draw:points="0,0">
            <text:p/>
          </draw:polygon>
          <draw:polyline draw:style-name="gr2" draw:layer="layout" svg:width="0cm" svg:height="0cm" svg:x="0.528cm" svg:y="1.836cm" svg:viewBox="0 0 0 0" draw:points="0,0">
            <text:p/>
          </draw:polyline>
          <draw:polygon draw:style-name="gr7" draw:layer="layout" svg:width="0.711cm" svg:height="0.157cm" svg:x="0.289cm" svg:y="0.679cm" svg:viewBox="0 0 712 158" draw:points="0,37 585,37 585,0 712,75 585,158 585,120 0,120">
            <text:p/>
          </draw:polygon>
          <draw:polygon draw:style-name="gr7" draw:layer="layout" svg:width="0.616cm" svg:height="0.157cm" svg:x="0.566cm" svg:y="0.887cm" svg:viewBox="0 0 617 158" draw:points="617,37 132,37 132,0 0,75 132,158 132,120 617,120">
            <text:p/>
          </draw:polygon>
          <draw:path draw:style-name="gr8" draw:layer="layout" svg:width="0.096cm" svg:height="0.096cm" svg:x="1.32cm" svg:y="1.326cm" svg:viewBox="0 0 97 97" svg:d="m52 97c-26 0-51-20-51-45-6-26 13-51 38-51 32-6 51 13 58 44 0 26-20 52-45 52z">
            <text:p/>
          </draw:path>
          <draw:path draw:style-name="gr9" draw:layer="layout" svg:width="0.096cm" svg:height="0.096cm" svg:x="1.32cm" svg:y="1.326cm" svg:viewBox="0 0 97 97" svg:d="m52 97c-26 0-51-20-51-45-6-26 13-51 38-51 32-6 51 13 58 44 0 26-20 52-45 52z">
            <text:p/>
          </draw:path>
          <draw:polygon draw:style-name="gr8" draw:layer="layout" svg:width="0.377cm" svg:height="0.346cm" svg:x="1.025cm" svg:y="1.075cm" svg:viewBox="0 0 378 347" draw:points="378,246 296,347 0,107 81,0">
            <text:p/>
          </draw:polygon>
          <draw:polygon draw:style-name="gr9" draw:layer="layout" svg:width="0.377cm" svg:height="0.346cm" svg:x="1.025cm" svg:y="1.075cm" svg:viewBox="0 0 378 347" draw:points="378,246 296,347 0,107 81,0">
            <text:p/>
          </draw:polygon>
          <draw:path draw:style-name="gr8" draw:layer="layout" svg:width="0.892cm" svg:height="0.888cm" svg:x="0.331cm" svg:y="0.399cm" svg:viewBox="0 0 893 889" svg:d="m2 394c-24 245 151 466 390 491 246 31 466-145 498-391 25-245-151-466-397-491-239-30-466 145-491 391l63 6c25-208 214-359 422-334 214 19 365 214 340 422s-214 359-428 340c-208-25-359-220-334-428z">
            <text:p/>
          </draw:path>
          <draw:path draw:style-name="gr9" draw:layer="layout" svg:width="0.892cm" svg:height="0.888cm" svg:x="0.331cm" svg:y="0.399cm" svg:viewBox="0 0 893 889" svg:d="m2 394c-24 245 151 466 390 491 246 31 466-145 498-391 25-245-151-466-397-491-239-30-466 145-491 391zm63 6c25-208 214-359 422-334 214 19 365 214 340 422s-214 359-428 340c-208-25-359-220-334-428z">
            <text:p/>
          </draw:path>
          <draw:path draw:style-name="gr8" draw:layer="layout" svg:width="0.892cm" svg:height="0.893cm" svg:x="0.274cm" svg:y="0.418cm" svg:viewBox="0 0 893 894" svg:d="m2 394c-24 245 151 466 397 497 239 25 466-151 491-397s-145-466-390-491c-246-30-466 145-498 391l63 6c25-208 214-359 428-334 208 19 359 214 334 422s-214 359-422 340c-214-25-365-214-340-428z">
            <text:p/>
          </draw:path>
          <draw:path draw:style-name="gr9" draw:layer="layout" svg:width="0.892cm" svg:height="0.893cm" svg:x="0.274cm" svg:y="0.418cm" svg:viewBox="0 0 893 894" svg:d="m2 394c-24 245 151 466 397 497 239 25 466-151 491-397s-145-466-390-491c-246-30-466 145-498 391zm63 6c25-208 214-359 428-334 208 19 359 214 334 422s-214 359-422 340c-214-25-365-214-340-428z">
            <text:p/>
          </draw:path>
          <draw:polygon draw:style-name="gr10" draw:layer="layout" svg:width="0cm" svg:height="0cm" svg:x="1.365cm" svg:y="1.371cm" svg:viewBox="0 0 0 0" draw:points="0,0">
            <text:p/>
          </draw:polygon>
          <draw:line draw:style-name="gr11" draw:layer="layout" svg:x1="1.182cm" svg:y1="0.975cm" svg:x2="1.435cm" svg:y2="0.975cm">
            <text:p/>
          </draw:line>
          <draw:line draw:style-name="gr11" draw:layer="layout" svg:x1="0.088cm" svg:y1="0.755cm" svg:x2="0.334cm" svg:y2="0.75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ecurity appliance</dc:title>
    <meta:creation-date>2011-02-07T16:47:51</meta:creation-date>
    <meta:editing-duration>P0D</meta:editing-duration>
    <meta:editing-cycles>1</meta:editing-cycles>
    <meta:document-statistic meta:object-count="46"/>
    <meta:generator>OpenOffice.org/3.3$Linux OpenOffice.org_project/330m20$Build-9567</meta:generator>
  </office:meta>
</office:document-meta>
</file>